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ddb8c" officeooo:paragraph-rsid="000ddb8c"/>
    </style:style>
    <style:style style:name="P2" style:family="paragraph" style:parent-style-name="Text_20_body" style:list-style-name="L1">
      <style:text-properties officeooo:rsid="000e94ef" officeooo:paragraph-rsid="000e94ef"/>
    </style:style>
    <style:style style:name="P3" style:family="paragraph" style:parent-style-name="Text_20_body" style:list-style-name="L2">
      <style:text-properties officeooo:rsid="000e94ef" officeooo:paragraph-rsid="000e94ef"/>
    </style:style>
    <style:style style:name="P4" style:family="paragraph" style:parent-style-name="Text_20_body" style:list-style-name="L2">
      <style:text-properties officeooo:rsid="000e94ef" officeooo:paragraph-rsid="000f4029"/>
    </style:style>
    <style:style style:name="P5" style:family="paragraph" style:parent-style-name="Text_20_body" style:list-style-name="L3">
      <style:text-properties officeooo:rsid="001182a3" officeooo:paragraph-rsid="001182a3"/>
    </style:style>
    <style:style style:name="P6" style:family="paragraph" style:parent-style-name="Text_20_body" style:list-style-name="L3">
      <style:text-properties officeooo:rsid="0011f86d" officeooo:paragraph-rsid="0011f86d"/>
    </style:style>
    <style:style style:name="P7" style:family="paragraph" style:parent-style-name="Title">
      <style:text-properties officeooo:rsid="000ddb8c" officeooo:paragraph-rsid="000ddb8c"/>
    </style:style>
    <style:style style:name="P8" style:family="paragraph" style:parent-style-name="Heading_20_1">
      <style:text-properties officeooo:rsid="000ddb8c" officeooo:paragraph-rsid="000ddb8c"/>
    </style:style>
    <style:style style:name="P9" style:family="paragraph" style:parent-style-name="Heading_20_1">
      <style:text-properties officeooo:rsid="000e94ef" officeooo:paragraph-rsid="000e94ef"/>
    </style:style>
    <style:style style:name="P10" style:family="paragraph" style:parent-style-name="Heading_20_1">
      <style:text-properties officeooo:rsid="001182a3" officeooo:paragraph-rsid="001182a3"/>
    </style:style>
    <style:style style:name="P11" style:family="paragraph" style:parent-style-name="Subtitle">
      <style:text-properties officeooo:rsid="000ddb8c" officeooo:paragraph-rsid="000ddb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a9aa" style:font-weight-asian="normal" style:font-weight-complex="normal"/>
    </style:style>
    <style:style style:name="T4" style:family="text">
      <style:text-properties fo:font-weight="normal" officeooo:rsid="000f402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ilsonl.in-docs</text:p>
      <text:p text:style-name="P11">Documentation XML Schema</text:p>
      <text:h text:style-name="P8" text:outline-level="1">The layout</text:h>
      <text:list xml:id="list6702287654138866662" text:style-name="L1">
        <text:list-item>
          <text:p text:style-name="P1">There are &lt;category&gt; elements. These are the first nodes after the root.</text:p>
          <text:list>
            <text:list-item>
              <text:p text:style-name="P1">They must have an attribute called "name", and its value must be the category's name.</text:p>
            </text:list-item>
            <text:list-item>
              <text:p text:style-name="P1">They may only contain &lt;entry&gt; elements.</text:p>
            </text:list-item>
            <text:list-item>
              <text:p text:style-name="P1">These represent the groups of article entries.</text:p>
            </text:list-item>
          </text:list>
        </text:list-item>
        <text:list-item>
          <text:p text:style-name="P1">There are &lt;entry&gt; elements. These are children of &lt;category&gt; elements.</text:p>
          <text:list>
            <text:list-item>
              <text:p text:style-name="P1">They may not have any attributes.</text:p>
            </text:list-item>
          </text:list>
        </text:list-item>
        <text:list-item>
          <text:p text:style-name="P1">Each &lt;entry&gt; element has:</text:p>
          <text:list>
            <text:list-item>
              <text:p text:style-name="P1">&lt;name&gt;{{ name of entry }}&lt;/name&gt;</text:p>
            </text:list-item>
            <text:list-item>
              <text:p text:style-name="P1">&lt;versions&gt;{{ versions of the software that this entry applies to }}&lt;/versions&gt;</text:p>
            </text:list-item>
            <text:list-item>
              <text:p text:style-name="P1">&lt;description&gt;{{ description of entry }}&lt;/description&gt;</text:p>
            </text:list-item>
            <text:list-item>
              <text:p text:style-name="P1">&lt;signature&gt;</text:p>
              <text:list>
                <text:list-item>
                  <text:p text:style-name="P1">This contains the signature of this entry, if applicable.</text:p>
                </text:list-item>
                <text:list-item>
                  <text:p text:style-name="P1">These are <text:span text:style-name="T1">notice-enabled</text:span><text:span text:style-name="T2">.</text:span></text:p>
                </text:list-item>
                <text:list-item>
                  <text:p text:style-name="P1"><text:span text:style-name="T2">The signature is in a child in the form &lt;code&gt;{{ signature }}&lt;/code&gt;.</text:span></text:p>
                </text:list-item>
              </text:list>
            </text:list-item>
            <text:list-item>
              <text:p text:style-name="P1"><text:span text:style-name="T2">&lt;arguments&gt;</text:span></text:p>
              <text:list>
                <text:list-item>
                  <text:p text:style-name="P1"><text:span text:style-name="T2">This contains the arguments for the signature, if applicable.</text:span></text:p>
                </text:list-item>
                <text:list-item>
                  <text:p text:style-name="P2"><text:span text:style-name="T2">These are </text:span><text:span text:style-name="T1">notice-enabled</text:span><text:span text:style-name="T2">.</text:span></text:p>
                </text:list-item>
                <text:list-item>
                  <text:p text:style-name="P2"><text:span text:style-name="T2">Its children represent each argument in the signature, in the form:</text:span></text:p>
                  <text:list>
                    <text:list-item>
                      <text:p text:style-name="P2"><text:span text:style-name="T2">&lt;argument&gt;</text:span></text:p>
                      <text:list>
                        <text:list-item>
                          <text:p text:style-name="P2"><text:span text:style-name="T2">&lt;name&gt;{{ name of argument }}&lt;/name&gt;</text:span></text:p>
                        </text:list-item>
                        <text:list-item>
                          <text:p text:style-name="P2"><text:span text:style-name="T2">&lt;description&gt;{{ description of argument }}&lt;/description&gt;</text:span></text:p>
                        </text:list-item>
                      </text:list>
                    </text:list-item>
                    <text:list-item>
                      <text:p text:style-name="P2"><text:span text:style-name="T2">&lt;/argument&gt;</text:span></text:p>
                    </text:list-item>
                  </text:list>
                </text:list-item>
              </text:list>
            </text:list-item>
            <text:list-item>
              <text:p text:style-name="P2"><text:soft-page-break/><text:span text:style-name="T2">&lt;returns&gt;</text:span></text:p>
              <text:list>
                <text:list-item>
                  <text:p text:style-name="P2"><text:span text:style-name="T2">These represent the possible return values, if applicable.</text:span></text:p>
                </text:list-item>
                <text:list-item>
                  <text:p text:style-name="P2"><text:span text:style-name="T2">It has &lt;return&gt; children:</text:span></text:p>
                  <text:list>
                    <text:list-item>
                      <text:p text:style-name="P2"><text:span text:style-name="T2">The form is &lt;return&gt;{{ description of return possibility }}&lt;/return&gt;</text:span></text:p>
                    </text:list-item>
                    <text:list-item>
                      <text:p text:style-name="P2"><text:span text:style-name="T2">These are </text:span><text:span text:style-name="T1">notice-enabled</text:span><text:span text:style-name="T2">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1">Notices</text:h>
      <text:list xml:id="list5605722699895830165" text:style-name="L2">
        <text:list-item>
          <text:p text:style-name="P3"><text:span text:style-name="T2">Notices include:</text:span></text:p>
          <text:list>
            <text:list-item>
              <text:p text:style-name="P3"><text:span text:style-name="T2">&lt;info&gt;{{ something the reader should know and is useful }}&lt;/info&gt;</text:span></text:p>
            </text:list-item>
            <text:list-item>
              <text:p text:style-name="P3"><text:span text:style-name="T2">&lt;warning&gt;{{ heads-up </text:span><text:span text:style-name="T3">pitfall avoidance</text:span><text:span text:style-name="T2"> that is recommended to read }}&lt;/warning&gt;</text:span></text:p>
            </text:list-item>
            <text:list-item>
              <text:p text:style-name="P3"><text:span text:style-name="T2">&lt;critical&gt;{{ must-read information that is important for security or reliability }}&lt;/critical&gt;</text:span></text:p>
            </text:list-item>
          </text:list>
        </text:list-item>
        <text:list-item>
          <text:p text:style-name="P4">Some parts of the XML document may be <text:span text:style-name="T1">notice-enabled</text:span><text:span text:style-name="T2">.</text:span></text:p>
        </text:list-item>
        <text:list-item>
          <text:p text:style-name="P4"><text:span text:style-name="T2">This means that they can contain </text:span><text:span text:style-name="T4">children that are notices.</text:span></text:p>
        </text:list-item>
      </text:list>
      <text:h text:style-name="P10" text:outline-level="1">Markup</text:h>
      <text:list xml:id="list5416384665189486318" text:style-name="L3">
        <text:list-item>
          <text:p text:style-name="P5">Most parts of the document that involve text to be printed may have parts wrapped in <text:span text:style-name="T1">markup</text:span><text:span text:style-name="T2">.</text:span></text:p>
        </text:list-item>
        <text:list-item>
          <text:p text:style-name="P5"><text:span text:style-name="T2">Markup denote that specific text are part of the surrounding contiguous text, but have special meaning and should be formatted to stand out.</text:span></text:p>
        </text:list-item>
        <text:list-item>
          <text:p text:style-name="P5"><text:span text:style-name="T2">These include:</text:span></text:p>
          <text:list>
            <text:list-item>
              <text:p text:style-name="P5"><text:span text:style-name="T2">&lt;code-snippet&gt;{{ some inline code that may not be valid or complete by itself }}&lt;/code-snippet&gt; </text:span></text:p>
            </text:list-item>
            <text:list-item>
              <text:p text:style-name="P5"><text:span text:style-name="T2">&lt;code-block&gt;{{ a subset of complete code that is representative by itself }}&lt;/code-block&gt;</text:span></text:p>
            </text:list-item>
            <text:list-item>
              <text:p text:style-name="P5"><text:span text:style-name="T2">&lt;strong&gt;{{ weighted text }}&lt;/strong&gt;</text:span></text:p>
            </text:list-item>
            <text:list-item>
              <text:p text:style-name="P5"><text:span text:style-name="T2">&lt;em&gt;{{ slanted text }}&lt;/em&gt;</text:span></text:p>
            </text:list-item>
            <text:list-item>
              <text:p text:style-name="P6"><text:span text:style-name="T2">&lt;link url="{{ url to link to }}"&gt;{{ displayed text }}&lt;/link&gt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08:24.258909790</meta:creation-date>
    <dc:date>2016-09-25T11:35:14.100701403</dc:date>
    <meta:editing-duration>PT26M46S</meta:editing-duration>
    <meta:editing-cycles>7</meta:editing-cycles>
    <meta:generator>LibreOffice/5.1.5.2$Linux_X86_64 LibreOffice_project/10$Build-2</meta:generator>
    <meta:document-statistic meta:table-count="0" meta:image-count="0" meta:object-count="0" meta:page-count="2" meta:paragraph-count="46" meta:word-count="354" meta:character-count="2179" meta:non-whitespace-character-count="1911"/>
  </office:meta>
</office:document-meta>
</file>